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officeooo:rsid="000c9ce2" officeooo:paragraph-rsid="000dd65c"/>
    </style:style>
    <style:style style:name="P2" style:family="paragraph" style:parent-style-name="Preformatted_20_Text">
      <style:paragraph-properties fo:line-height="150%"/>
      <style:text-properties style:font-name="Lato" fo:font-size="11pt" officeooo:rsid="000c9ce2" officeooo:paragraph-rsid="000c9ce2" style:font-size-asian="11pt" style:font-size-complex="11pt"/>
    </style:style>
    <style:style style:name="P3" style:family="paragraph" style:parent-style-name="Preformatted_20_Text">
      <style:paragraph-properties fo:line-height="150%"/>
      <style:text-properties style:font-name="Lato" fo:font-size="11pt" officeooo:rsid="000e7c18" officeooo:paragraph-rsid="000e7c18" style:font-size-asian="11pt" style:font-size-complex="11pt"/>
    </style:style>
    <style:style style:name="P4" style:family="paragraph" style:parent-style-name="Preformatted_20_Text">
      <style:paragraph-properties fo:line-height="150%"/>
      <style:text-properties style:font-name="Lato" fo:font-size="11pt" fo:font-weight="bold" officeooo:rsid="00100171" officeooo:paragraph-rsid="00100171" style:font-size-asian="9.60000038146973pt" style:font-weight-asian="bold" style:font-size-complex="11pt" style:font-weight-complex="bold"/>
    </style:style>
    <style:style style:name="P5" style:family="paragraph" style:parent-style-name="Preformatted_20_Text">
      <style:paragraph-properties fo:line-height="150%"/>
      <style:text-properties style:font-name="Lato" fo:font-size="11pt" fo:font-weight="normal" officeooo:rsid="00100171" officeooo:paragraph-rsid="00100171" style:font-size-asian="11pt" style:font-weight-asian="normal" style:font-size-complex="11pt" style:font-weight-complex="normal"/>
    </style:style>
    <style:style style:name="P6" style:family="paragraph" style:parent-style-name="Preformatted_20_Text">
      <style:paragraph-properties fo:line-height="150%"/>
      <style:text-properties style:font-name="Lato" fo:font-size="11pt" fo:font-weight="normal" officeooo:rsid="00100171" officeooo:paragraph-rsid="00100171" style:font-size-asian="9.60000038146973pt" style:font-weight-asian="normal" style:font-size-complex="11pt" style:font-weight-complex="normal"/>
    </style:style>
    <style:style style:name="P7" style:family="paragraph" style:parent-style-name="Preformatted_20_Text" style:list-style-name="L1">
      <style:paragraph-properties fo:line-height="150%"/>
      <style:text-properties style:font-name="Lato" fo:font-size="11pt" fo:font-weight="normal" officeooo:rsid="00100171" officeooo:paragraph-rsid="00100171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line-height="150%"/>
      <style:text-properties style:font-name="Lato" fo:font-size="13pt" fo:font-weight="bold" officeooo:rsid="000c9ce2" officeooo:paragraph-rsid="000c9ce2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line-height="150%"/>
      <style:text-properties style:font-name="Lato" fo:font-size="13pt" fo:font-weight="bold" officeooo:rsid="000c9ce2" officeooo:paragraph-rsid="00100171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line-height="150%"/>
      <style:text-properties style:font-name="Lato" fo:font-size="13pt" fo:font-weight="bold" officeooo:rsid="000e7c18" officeooo:paragraph-rsid="000e7c18" style:font-size-asian="13pt" style:font-weight-asian="bold" style:font-size-complex="13pt" style:font-weight-complex="bold"/>
    </style:style>
    <style:style style:name="P11" style:family="paragraph" style:parent-style-name="Preformatted_20_Text">
      <style:paragraph-properties fo:line-height="150%"/>
      <style:text-properties style:font-name="Lato" fo:font-size="13pt" fo:font-weight="bold" officeooo:rsid="00100171" officeooo:paragraph-rsid="00100171" style:font-size-asian="13pt" style:font-weight-asian="bold" style:font-size-complex="13pt" style:font-weight-complex="bold"/>
    </style:style>
    <style:style style:name="P12" style:family="paragraph" style:parent-style-name="Preformatted_20_Text">
      <style:paragraph-properties fo:line-height="150%"/>
      <style:text-properties style:font-name="Lato" fo:font-size="13pt" officeooo:rsid="000c9ce2" officeooo:paragraph-rsid="000c9ce2" style:font-size-asian="13pt" style:font-size-complex="13pt"/>
    </style:style>
    <style:style style:name="T1" style:family="text">
      <style:text-properties officeooo:rsid="000dd65c"/>
    </style:style>
    <style:style style:name="T2" style:family="text">
      <style:text-properties style:font-name="Lato" fo:font-size="11pt" style:font-size-asian="11pt" style:font-size-complex="11pt"/>
    </style:style>
    <style:style style:name="T3" style:family="text">
      <style:text-properties style:font-name="Lato" fo:font-size="11pt" officeooo:rsid="000dd65c" style:font-size-asian="11pt" style:font-size-complex="11pt"/>
    </style:style>
    <style:style style:name="T4" style:family="text">
      <style:text-properties officeooo:rsid="000e6ccd"/>
    </style:style>
    <style:style style:name="T5" style:family="text">
      <style:text-properties officeooo:rsid="000e7c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7c1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**Summary:**</text:p>
      <text:p text:style-name="P2">This Java project, named "AppLockers," provides a simple command-line application for managing files in a directory. It consists of three classes: `AppLockers` (the main class), `MainMenu`, and `SubMenu`. The program allows users to perform operations such as displaying file names in ascending order, adding a file, deleting a file, and searching for a file within the application. It also offers navigation options to return to the main context or exit the application.</text:p>
      <text:p text:style-name="P2"/>
      <text:p text:style-name="P10">** Sprint Planning **</text:p>
      <text:p text:style-name="P3">The project followed an Agile development methodology with sprint planning.</text:p>
      <text:p text:style-name="P3">Sprint 1 (Initial Development):</text:p>
      <text:p text:style-name="P3"><text:tab/>Task 1: Create the main menu for file operations.</text:p>
      <text:p text:style-name="P3"><text:tab/>Task 2: Implement basic file management functions (create, delete, search).</text:p>
      <text:p text:style-name="P3"><text:tab/>Task 3: Display files in ascending order.</text:p>
      <text:p text:style-name="P3">Sprint 2 (Enhancements and Bug Fixes):</text:p>
      <text:p text:style-name="P3"><text:tab/>Task 4: Add navigation options.</text:p>
      <text:p text:style-name="P3"><text:tab/>Task 5: Improve user input validation.</text:p>
      <text:p text:style-name="P3"><text:tab/>Task 6: Enhance error handling and feedback.</text:p>
      <text:p text:style-name="P2"/>
      <text:p text:style-name="P8">**Instructions to Run the Application:**</text:p>
      <text:p text:style-name="P1"><text:span text:style-name="T2">1. </text:span><text:span text:style-name="T3">Access repository in link: </text:span><text:a xlink:type="simple" xlink:href="https://github.com/mjmcaldeira/Phase1Project" text:style-name="Internet_20_link" text:visited-style-name="Visited_20_Internet_20_Link"><text:span text:style-name="T3">https://github.com/mjmcaldeira/Phase1Project</text:span></text:a><text:span text:style-name="T2">.</text:span></text:p>
      <text:p text:style-name="P2">2. “Option<text:span text:style-name="T1">a</text:span>l” Create a directory named "FileFolder" in the same directory where your Java classes are located. This directory will store the application's files. <text:span text:style-name="T1">If it’s not created the program will create it.</text:span></text:p>
      <text:p text:style-name="P2">3. <text:span text:style-name="T4">Compile and </text:span>Run <text:span text:style-name="T4">(or import it to ECLIPSE IDE and run) </text:span>the `AppLockers` class, which contains the main method, to start the application.</text:p>
      <text:p text:style-name="P2"/>
      <text:p text:style-name="P12"><text:span text:style-name="T6">**</text:span><text:span text:style-name="T7">Usage</text:span><text:span text:style-name="T6">**</text:span></text:p>
      <text:p text:style-name="P2"/>
      <text:p text:style-name="P2">**AppLockers.java:**</text:p>
      <text:p text:style-name="P2">- The `main` method serves as the entry point of the application.</text:p>
      <text:p text:style-name="P2">- It prints a welcome message and version information.</text:p>
      <text:p text:style-name="P2">- It checks if the directory "FileFolder" exists and creates it if not using `createDirectoryIfNotExists`method from the MainMenu class.</text:p>
      <text:p text:style-name="P2">- If the directory is successfully created or already exists, it calls the `menuOptions` method from the <text:soft-page-break/>`MainMenu` class to display the main menu.</text:p>
      <text:p text:style-name="P2"/>
      <text:p text:style-name="P2">**MainMenu.java:**</text:p>
      <text:p text:style-name="P2">- The `menuOptions` method displays the main menu and handles user input.</text:p>
      <text:p text:style-name="P2"><text:s text:c="2"/>- Users can choose from options to display files in ascending order, access other file-related operations, or exit the application.</text:p>
      <text:p text:style-name="P2"><text:s text:c="2"/>- It handles invalid input.</text:p>
      <text:p text:style-name="P2"><text:s text:c="2"/>- It uses a loop to continue processing as long as the user wants.</text:p>
      <text:p text:style-name="P2"><text:s text:c="2"/></text:p>
      <text:p text:style-name="P2">**SubMenu.java:**</text:p>
      <text:p text:style-name="P2">- The `subMenuOptions` method displays a sub-menu for file handling operations.</text:p>
      <text:p text:style-name="P2">- It provides options to create, delete, and search for files or return to the main menu.</text:p>
      <text:p text:style-name="P2">- Each file operation is implemented as a separate method (`createFile`, `deleteFile`, `searchFile`).</text:p>
      <text:p text:style-name="P2">- These methods interact with the "FileFolder" directory to perform their respective tasks and provide appropriate feedback.</text:p>
      <text:p text:style-name="P2"/>
      <text:p text:style-name="P9">**<text:span text:style-name="T5">Algorithms used**</text:span></text:p>
      <text:p text:style-name="P5">File Display in Ascending Order:</text:p>
      <text:p text:style-name="P5"><text:tab/>Utilizes the <text:span text:style-name="T6">‘Arrays.sort’</text:span> method to sort file names.</text:p>
      <text:p text:style-name="P5">File Creation:</text:p>
      <text:p text:style-name="P5"><text:tab/>Utilizes the <text:span text:style-name="T6">‘createNewFile’</text:span> method to create new files.</text:p>
      <text:p text:style-name="P5">File Deletion:</text:p>
      <text:p text:style-name="P5"><text:tab/>Utilizes the <text:span text:style-name="T6">‘delete’</text:span> method to remove files.</text:p>
      <text:p text:style-name="P5">File Search:</text:p>
      <text:p text:style-name="P5"><text:tab/>Checks the existence of a file using the <text:span text:style-name="T6">‘exists’</text:span> method.</text:p>
      <text:p text:style-name="P5"/>
      <text:p text:style-name="P11">** Core Concepts **</text:p>
      <text:p text:style-name="P6"><text:span text:style-name="T6">File I/O: </text:span>The project heavily relies on Java's file handling capabilities to create, delete, and search for files.</text:p>
      <text:p text:style-name="P6"><text:span text:style-name="T6">User Input Validation:</text:span> The application uses input validation to handle user errors gracefully.</text:p>
      <text:p text:style-name="P6"><text:span text:style-name="T6">Agile Development:</text:span> Sprint planning and iterative development were employed to incrementally build the application.</text:p>
      <text:p text:style-name="P6"><text:span text:style-name="T6">Menu-Driven Interface: </text:span>A menu-driven approach simplifies user interaction.</text:p>
      <text:p text:style-name="P6"/>
      <text:p text:style-name="P11"><text:soft-page-break/>**Conclusion on Enhancements and USPs (Unique Selling Points)**</text:p>
      <text:p text:style-name="P6"/>
      <text:p text:style-name="P4">Enhancements:</text:p>
      <text:p text:style-name="P6"><text:tab/>Implement user authentication and access control for file operations.</text:p>
      <text:p text:style-name="P6"><text:tab/>Allow users to specify file content and read/write file content.</text:p>
      <text:p text:style-name="P6"><text:tab/>Add support for multiple directories and file organization.</text:p>
      <text:p text:style-name="P4">USPs (Unique Selling Points):</text:p>
      <text:list xml:id="list1986137657318960675" text:style-name="L1">
        <text:list-item>
          <text:p text:style-name="P7">User-Friendly: The application provides an intuitive menu-driven interface for easy file management.</text:p>
        </text:list-item>
        <text:list-item>
          <text:p text:style-name="P7">Lightweight: It is a simple and lightweight file management tool, suitable for small-scale file operations.</text:p>
        </text:list-item>
        <text:list-item>
          <text:p text:style-name="P7">Error Handling: The application handles errors gracefully, providing informative feedback to users.</text:p>
        </text:list-item>
        <text:list-item>
          <text:p text:style-name="P7">Open Source: Consider making the application open-source, allowing for community contributions and improvements.</text:p>
        </text:list-item>
      </text:list>
      <text:p text:style-name="P6"/>
      <text:p text:style-name="P6">By implementing the suggested enhancements, the application can cater to a broader range of use cases and offer more advanced file management capabilities. These enhancements can make it a versatile and robust file management tool while retaining its user-friendly and lightweight 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8:24:47.960274471</dc:date>
    <meta:editing-duration>PT6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627" meta:character-count="4289" meta:non-whitespace-character-count="3702"/>
  </office:meta>
</office:document-meta>
</file>